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6-01-04">
            <text:p>2006-01-04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136329200">
            <text:p>11363292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36329200">
            <text:p>11363292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1-10">
            <text:p>2006-01-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136847600">
            <text:p>11368476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136847600">
            <text:p>11368476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2-15">
            <text:p>2006-02-15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139958000">
            <text:p>113995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3-19">
            <text:p>2006-03-19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142722800">
            <text:p>1142722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142722800">
            <text:p>114272280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08-02-06">
            <text:p>2008-02-06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02252400">
            <text:p>12022524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2252400">
            <text:p>12022524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8-03-09">
            <text:p>2008-03-09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05017200">
            <text:p>12050172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05017200">
            <text:p>120501720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0-11-01">
            <text:p>2010-11-0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88566000">
            <text:p>12885660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88566000">
            <text:p>12885660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0-11-08">
            <text:p>2010-11-0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89170800">
            <text:p>12891708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89170800">
            <text:p>12891708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01">
            <text:p>2011-01-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1-04">
            <text:p>2011-01-04</text:p>
          </table:table-cell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294095600">
            <text:p>1294095600</text:p>
          </table:table-cell>
          <table:table-cell office:value-type="float" office:value="79954">
            <text:p>79954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10">
            <text:p>2011-01-10</text:p>
          </table:table-cell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294614000">
            <text:p>1294614000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01">
            <text:p>2011-02-0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1-02-06">
            <text:p>2011-02-06</text:p>
          </table:table-cell>
          <table:table-cell office:value-type="float" office:value="81756">
            <text:p>81756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79954">
            <text:p>79954</text:p>
          </table:table-cell>
          <table:table-cell office:value-type="float" office:value="1296946800">
            <text:p>1296946800</text:p>
          </table:table-cell>
          <table:table-cell office:value-type="float" office:value="81756">
            <text:p>81756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15">
            <text:p>2011-02-15</text:p>
          </table:table-cell>
          <table:table-cell office:value-type="float" office:value="83000">
            <text:p>830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float" office:value="1297724400">
            <text:p>1297724400</text:p>
          </table:table-cell>
          <table:table-cell office:value-type="float" office:value="83000">
            <text:p>830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3-09">
            <text:p>2011-03-09</text:p>
          </table:table-cell>
          <table:table-cell office:value-type="float" office:value="82547">
            <text:p>82547</text:p>
          </table:table-cell>
          <table:table-cell office:value-type="float" office:value="112">
            <text:p>112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float" office:value="1299625200">
            <text:p>1299625200</text:p>
          </table:table-cell>
          <table:table-cell office:value-type="float" office:value="82547">
            <text:p>82547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3-19">
            <text:p>2011-03-19</text:p>
          </table:table-cell>
          <table:table-cell office:value-type="float" office:value="81500">
            <text:p>81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81756">
            <text:p>81756</text:p>
          </table:table-cell>
          <table:table-cell office:value-type="float" office:value="1300489200">
            <text:p>1300489200</text:p>
          </table:table-cell>
          <table:table-cell office:value-type="float" office:value="81500">
            <text:p>815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5-01">
            <text:p>2011-05-0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82547">
            <text:p>82547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6-01">
            <text:p>2011-06-0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float" office:value="1136329200">
            <text:p>1136329200</text:p>
          </table:table-cell>
          <table:table-cell table:style-name="ce1" office:value-type="date" office:date-value="2006-01-04">
            <text:p>2006-01-04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">
            <text:p>12</text:p>
          </table:table-cell>
          <table:table-cell office:value-type="float" office:value="1136847600">
            <text:p>1136847600</text:p>
          </table:table-cell>
          <table:table-cell table:style-name="ce1" office:value-type="date" office:date-value="2006-01-10">
            <text:p>2006-01-10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style-name="ce1" office:value-type="date" office:date-value="2006-02-15">
            <text:p>2006-02-15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3">
            <text:p>123</text:p>
          </table:table-cell>
          <table:table-cell table:formula="of:=[.K23]+123"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56">
            <text:p>456</text:p>
          </table:table-cell>
          <table:table-cell office:value-type="float" office:value="1142722800">
            <text:p>1142722800</text:p>
          </table:table-cell>
          <table:table-cell table:style-name="ce1" office:value-type="date" office:date-value="2006-03-19">
            <text:p>2006-03-1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[.K24]+123"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">
            <text:p>65</text:p>
          </table:table-cell>
          <table:table-cell office:value-type="float" office:value="1202252400">
            <text:p>1202252400</text:p>
          </table:table-cell>
          <table:table-cell table:style-name="ce1" office:value-type="date" office:date-value="2008-02-06">
            <text:p>2008-02-06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4">
            <text:p>654</text:p>
          </table:table-cell>
          <table:table-cell office:value-type="float" office:value="1205017200">
            <text:p>1205017200</text:p>
          </table:table-cell>
          <table:table-cell table:style-name="ce1" office:value-type="date" office:date-value="2008-03-09">
            <text:p>2008-03-0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456">
            <text:p>456</text:p>
          </table:table-cell>
          <table:table-cell table:formula="of:=[.K25]+654" office:value-type="float" office:value="1031">
            <text:p>103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00">
            <text:p>300</text:p>
          </table:table-cell>
          <table:table-cell office:value-type="float" office:value="1288566000">
            <text:p>1288566000</text:p>
          </table:table-cell>
          <table:table-cell table:style-name="ce1" office:value-type="date" office:date-value="2010-11-01">
            <text:p>2010-11-0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50">
            <text:p>50</text:p>
          </table:table-cell>
          <table:table-cell office:value-type="float" office:value="1289170800">
            <text:p>1289170800</text:p>
          </table:table-cell>
          <table:table-cell table:style-name="ce1" office:value-type="date" office:date-value="2010-11-08">
            <text:p>2010-11-08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00">
            <text:p>100</text:p>
          </table:table-cell>
          <table:table-cell office:value-type="float" office:value="1293836400">
            <text:p>1293836400</text:p>
          </table:table-cell>
          <table:table-cell table:style-name="ce1" office:value-type="date" office:date-value="2011-01-01">
            <text:p>2011-01-01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79954">
            <text:p>79954</text:p>
          </table:table-cell>
          <table:table-cell office:value-type="float" office:value="1294095600">
            <text:p>1294095600</text:p>
          </table:table-cell>
          <table:table-cell table:style-name="ce1" office:value-type="date" office:date-value="2011-01-04">
            <text:p>2011-01-04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80000">
            <text:p>80000</text:p>
          </table:table-cell>
          <table:table-cell office:value-type="float" office:value="1294614000">
            <text:p>1294614000</text:p>
          </table:table-cell>
          <table:table-cell table:style-name="ce1" office:value-type="date" office:date-value="2011-01-10">
            <text:p>2011-01-10</text:p>
          </table:table-cell>
          <table:table-cell office:value-type="float" office:value="69">
            <text:p>69</text:p>
          </table:table-cell>
          <table:table-cell/>
          <table:table-cell table:style-name="ce1" office:value-type="date" office:date-value="2006-01-10">
            <text:p>2006-01-10</text:p>
          </table:table-cell>
          <table:table-cell office:value-type="float" office:value="1136847600">
            <text:p>11368476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200">
            <text:p>200</text:p>
          </table:table-cell>
          <table:table-cell office:value-type="float" office:value="1296514800">
            <text:p>1296514800</text:p>
          </table:table-cell>
          <table:table-cell table:style-name="ce1" office:value-type="date" office:date-value="2011-02-01">
            <text:p>2011-02-01</text:p>
          </table:table-cell>
          <table:table-cell office:value-type="float" office:value="80">
            <text:p>80</text:p>
          </table:table-cell>
          <table:table-cell/>
          <table:table-cell table:style-name="ce1" office:value-type="date" office:date-value="2006-02-15">
            <text:p>2006-02-15</text:p>
          </table:table-cell>
          <table:table-cell office:value-type="float" office:value="1139958000">
            <text:p>1139958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756">
            <text:p>81756</text:p>
          </table:table-cell>
          <table:table-cell office:value-type="float" office:value="1296946800">
            <text:p>1296946800</text:p>
          </table:table-cell>
          <table:table-cell table:style-name="ce1" office:value-type="date" office:date-value="2011-02-06">
            <text:p>2011-02-06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06-03-19">
            <text:p>2006-03-19</text:p>
          </table:table-cell>
          <table:table-cell office:value-type="float" office:value="1142722800">
            <text:p>11427228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3000">
            <text:p>83000</text:p>
          </table:table-cell>
          <table:table-cell office:value-type="float" office:value="1297724400">
            <text:p>1297724400</text:p>
          </table:table-cell>
          <table:table-cell table:style-name="ce1" office:value-type="date" office:date-value="2011-02-15">
            <text:p>2011-02-15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0-11-01">
            <text:p>2010-11-01</text:p>
          </table:table-cell>
          <table:table-cell office:value-type="float" office:value="1288566000">
            <text:p>1288566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2547">
            <text:p>82547</text:p>
          </table:table-cell>
          <table:table-cell office:value-type="float" office:value="1299625200">
            <text:p>1299625200</text:p>
          </table:table-cell>
          <table:table-cell table:style-name="ce1" office:value-type="date" office:date-value="2011-03-09">
            <text:p>2011-03-0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01">
            <text:p>2011-01-01</text:p>
          </table:table-cell>
          <table:table-cell office:value-type="float" office:value="1293836400">
            <text:p>12938364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756">
            <text:p>81756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500">
            <text:p>81500</text:p>
          </table:table-cell>
          <table:table-cell office:value-type="float" office:value="1300489200">
            <text:p>1300489200</text:p>
          </table:table-cell>
          <table:table-cell table:style-name="ce1" office:value-type="date" office:date-value="2011-03-19">
            <text:p>2011-03-1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10">
            <text:p>2011-01-10</text:p>
          </table:table-cell>
          <table:table-cell office:value-type="float" office:value="1294614000">
            <text:p>1294614000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82547">
            <text:p>82547</text:p>
          </table:table-cell>
          <table:table-cell office:value-type="float" office:value="177">
            <text:p>177</text:p>
          </table:table-cell>
          <table:table-cell/>
          <table:table-cell table:style-name="Default" office:value-type="float" office:value="70">
            <text:p>70</text:p>
          </table:table-cell>
          <table:table-cell office:value-type="float" office:value="1304200800">
            <text:p>1304200800</text:p>
          </table:table-cell>
          <table:table-cell table:style-name="ce1" office:value-type="date" office:date-value="2011-05-01">
            <text:p>2011-05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01">
            <text:p>2011-02-01</text:p>
          </table:table-cell>
          <table:table-cell office:value-type="float" office:value="1296514800">
            <text:p>1296514800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00">
            <text:p>400</text:p>
          </table:table-cell>
          <table:table-cell office:value-type="float" office:value="1306879200">
            <text:p>1306879200</text:p>
          </table:table-cell>
          <table:table-cell table:style-name="ce1" office:value-type="date" office:date-value="2011-06-01">
            <text:p>2011-06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15">
            <text:p>2011-02-15</text:p>
          </table:table-cell>
          <table:table-cell office:value-type="float" office:value="1297724400">
            <text:p>129772440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date" office:date-value="2011-03-19">
            <text:p>2011-03-19</text:p>
          </table:table-cell>
          <table:table-cell office:value-type="float" office:value="1300489200">
            <text:p>130048920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11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5-11T11:19:05</dc:date>
    <dc:creator>Raffaele Bolliger</dc:creator>
    <meta:editing-duration>P6DT19H4M27S</meta:editing-duration>
    <meta:editing-cycles>27</meta:editing-cycles>
    <meta:generator>LibreOffice/3.3$Unix LibreOffice_project/330m19$Build-202</meta:generator>
    <meta:document-statistic meta:table-count="3" meta:cell-count="349" meta:object-count="0"/>
  </office:meta>
</office:document-meta>
</file>